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3" style:family="paragraph" style:parent-style-name="Standard">
      <style:paragraph-properties fo:margin-top="0in" fo:margin-bottom="0in" loext:contextual-spacing="false"/>
      <style:text-properties style:font-name="Times New Roman" style:font-name-asian="Times New Roman1" style:font-name-complex="Times New Roman1"/>
    </style:style>
    <style:style style:name="P4" style:family="paragraph" style:parent-style-name="Standard">
      <style:paragraph-properties fo:margin-top="0in" fo:margin-bottom="0in" loext:contextual-spacing="false"/>
      <style:text-properties style:font-name="Times New Roman" style:font-name-asian="Times New Roman1" style:font-name-complex="Times New Roman1" fo:background-color="#ffff00"/>
    </style:style>
    <style:style style:name="P5" style:family="paragraph" style:parent-style-name="Standard">
      <style:paragraph-properties fo:margin-top="0in" fo:margin-bottom="0in" loext:contextual-spacing="false"/>
      <style:text-properties fo:color="#2e2e2e" style:font-name="Verdana" fo:font-size="10pt" style:font-name-asian="Verdana1" style:font-size-asian="10pt" style:font-name-complex="Verdana1" style:font-size-complex="10pt" fo:background-color="#ffffff"/>
    </style:style>
    <style:style style:name="P6" style:family="paragraph" style:parent-style-name="Standard">
      <style:paragraph-properties fo:margin-top="0in" fo:margin-bottom="0in" loext:contextual-spacing="false"/>
      <style:text-properties fo:color="#408090" fo:font-size="9.5pt" style:font-size-asian="9.5pt" style:font-size-complex="9.5pt"/>
    </style:style>
    <style:style style:name="P7" style:family="paragraph" style:parent-style-name="Standard">
      <style:paragraph-properties fo:margin-top="0in" fo:margin-bottom="0in" loext:contextual-spacing="false"/>
      <style:text-properties fo:font-size="9.5pt" style:font-size-asian="9.5pt" style:font-size-complex="9.5pt"/>
    </style:style>
    <style:style style:name="P8" style:family="paragraph" style:parent-style-name="Standard">
      <style:paragraph-properties fo:margin-top="0in" fo:margin-bottom="0in" loext:contextual-spacing="false"/>
      <style:text-properties fo:font-size="10pt" style:font-size-asian="10pt" style:font-size-complex="10pt"/>
    </style:style>
    <style:style style:name="P9" style:family="paragraph" style:parent-style-name="Standard">
      <style:paragraph-properties fo:margin-top="0in" fo:margin-bottom="0in" loext:contextual-spacing="false"/>
      <style:text-properties fo:font-size="10pt" style:font-size-asian="10pt" style:font-size-complex="10pt" fo:background-color="#ffff00"/>
    </style:style>
    <style:style style:name="P10" style:family="paragraph" style:parent-style-name="Standard">
      <style:paragraph-properties fo:margin-top="0in" fo:margin-bottom="0in" loext:contextual-spacing="false" fo:text-align="end" style:justify-single-word="false"/>
    </style:style>
    <style:style style:name="P11" style:family="paragraph" style:parent-style-name="Standard" style:master-page-name="Standard">
      <style:paragraph-properties fo:margin-top="0in" fo:margin-bottom="0in" loext:contextual-spacing="false" style:page-number="1"/>
    </style:style>
    <style:style style:name="P12" style:family="paragraph" style:parent-style-name="Standard" style:list-style-name="WWNum1">
      <style:paragraph-properties fo:margin-left="0.5in" fo:margin-right="0in" fo:margin-top="0in" fo:margin-bottom="0in" loext:contextual-spacing="true" fo:text-indent="-0.25in" style:auto-text-indent="false"/>
    </style:style>
    <style:style style:name="P13" style:family="paragraph" style:parent-style-name="Standard">
      <style:paragraph-properties fo:margin-left="0.1945in" fo:margin-right="0in" fo:margin-top="0in" fo:margin-bottom="0in" loext:contextual-spacing="false" fo:text-indent="0in" style:auto-text-indent="false"/>
    </style:style>
    <style:style style:name="P14" style:family="paragraph" style:parent-style-name="Standard">
      <style:paragraph-properties fo:margin-left="0.1945in" fo:margin-right="0in" fo:margin-top="0in" fo:margin-bottom="0in" loext:contextual-spacing="false" fo:text-indent="-0.1807in" style:auto-text-indent="false"/>
    </style:style>
    <style:style style:name="P15" style:family="paragraph" style:parent-style-name="Standard">
      <style:paragraph-properties fo:margin-left="0.5in" fo:margin-right="0in" fo:margin-top="0in" fo:margin-bottom="0.111in" loext:contextual-spacing="false" fo:line-height="100%" fo:text-indent="0in" style:auto-text-indent="false"/>
    </style:style>
    <style:style style:name="P16" style:family="paragraph" style:parent-style-name="Standard">
      <style:paragraph-properties fo:margin-left="0.5in" fo:margin-right="0in" fo:margin-top="0in" fo:margin-bottom="0in" loext:contextual-spacing="false" fo:line-height="163%" fo:text-indent="0in" style:auto-text-indent="false"/>
    </style:style>
    <style:style style:name="P17" style:family="paragraph" style:parent-style-name="Standard">
      <style:paragraph-properties fo:margin-left="0.5in" fo:margin-right="0in" fo:margin-top="0in" fo:margin-bottom="0in" loext:contextual-spacing="false" fo:line-height="129%" fo:text-indent="0in" style:auto-text-indent="false"/>
    </style:style>
    <style:style style:name="P18" style:family="paragraph" style:parent-style-name="Standard">
      <style:paragraph-properties fo:margin-top="0in" fo:margin-bottom="0.111in" loext:contextual-spacing="false" fo:line-height="100%"/>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style:font-name="Times New Roman" fo:font-size="12pt" style:font-name-asian="Times New Roman1" style:font-size-asian="12pt" style:font-name-complex="Times New Roman1" style:font-size-complex="12pt" fo:background-color="#ffff00"/>
    </style:style>
    <style:style style:name="T4" style:family="text">
      <style:text-properties style:font-name="Times New Roman" style:font-name-asian="Times New Roman1" style:font-name-complex="Times New Roman1"/>
    </style:style>
    <style:style style:name="T5" style:family="text">
      <style:text-properties style:font-name="Times New Roman" style:font-name-asian="Times New Roman1" style:font-name-complex="Times New Roman1" fo:background-color="#ffff00"/>
    </style:style>
    <style:style style:name="T6" style:family="text">
      <style:text-properties style:font-name="Times New Roman" style:font-name-asian="Times New Roman1" style:font-name-complex="Times New Roman1" fo:background-color="#ffffff"/>
    </style:style>
    <style:style style:name="T7" style:family="text">
      <style:text-properties style:font-name="Times New Roman" fo:font-size="13pt" style:font-name-asian="Times New Roman1" style:font-size-asian="13pt" style:font-name-complex="Times New Roman1" style:font-size-complex="13pt"/>
    </style:style>
    <style:style style:name="T8" style:family="text">
      <style:text-properties style:font-name="Times New Roman" fo:font-size="7pt" style:font-name-asian="Times New Roman1" style:font-size-asian="7pt" style:font-name-complex="Times New Roman1" style:font-size-complex="7pt"/>
    </style:style>
    <style:style style:name="T9" style:family="text">
      <style:text-properties fo:font-size="13pt" fo:font-weight="bold" style:font-size-asian="13pt" style:font-weight-asian="bold" style:font-size-complex="13pt"/>
    </style:style>
    <style:style style:name="T10" style:family="text">
      <style:text-properties fo:color="#ff0000" style:font-name="Times New Roman" style:font-name-asian="Times New Roman1" style:font-name-complex="Times New Roman1"/>
    </style:style>
    <style:style style:name="T11" style:family="text">
      <style:text-properties fo:color="#1155cc" style:font-name="Verdana" fo:font-size="10pt" style:text-underline-style="solid" style:text-underline-width="auto" style:text-underline-color="font-color" style:font-name-asian="Verdana1" style:font-size-asian="10pt" style:font-name-complex="Verdana1" style:font-size-complex="10pt" fo:background-color="#ffffff"/>
    </style:style>
    <style:style style:name="T12" style:family="text">
      <style:text-properties fo:color="#1155cc" fo:font-size="9.5pt" style:text-underline-style="solid" style:text-underline-width="auto" style:text-underline-color="font-color" style:font-size-asian="9.5pt" style:font-size-complex="9.5pt"/>
    </style:style>
    <style:style style:name="T13" style:family="text">
      <style:text-properties fo:color="#1155cc" fo:font-size="10pt" style:text-underline-style="solid" style:text-underline-width="auto" style:text-underline-color="font-color" style:font-size-asian="10pt" style:font-size-complex="10pt"/>
    </style:style>
    <style:style style:name="T14" style:family="text">
      <style:text-properties fo:color="#2e2e2e" style:font-name="Verdana" fo:font-size="10pt" style:font-name-asian="Verdana1" style:font-size-asian="10pt" style:font-name-complex="Verdana1" style:font-size-complex="10pt" fo:background-color="#ffffff"/>
    </style:style>
    <style:style style:name="T15" style:family="text">
      <style:text-properties fo:font-size="9.5pt" fo:font-weight="bold" style:font-size-asian="9.5pt" style:font-weight-asian="bold" style:font-size-complex="9.5pt"/>
    </style:style>
    <style:style style:name="T16" style:family="text">
      <style:text-properties fo:font-size="9.5pt" style:font-size-asian="9.5pt" style:font-size-complex="9.5pt"/>
    </style:style>
    <style:style style:name="T17" style:family="text">
      <style:text-properties style:font-name="Courier New" fo:font-weight="bold" style:font-name-asian="Courier New1" style:font-weight-asian="bold" style:font-name-complex="Courier New1"/>
    </style:style>
    <style:style style:name="T18" style:family="text">
      <style:text-properties fo:font-weight="bold" style:font-weight-asian="bold"/>
    </style:style>
    <style:style style:name="T19" style:family="text">
      <style:text-properties fo:font-weight="bold" style:font-weight-asian="bold" fo:background-color="#ffffff"/>
    </style:style>
    <style:style style:name="T20" style:family="text">
      <style:text-properties fo:color="#007020" fo:font-weight="bold" style:font-weight-asian="bold"/>
    </style:style>
    <style:style style:name="T21" style:family="text">
      <style:text-properties fo:color="#007020"/>
    </style:style>
    <style:style style:name="T22" style:family="text">
      <style:text-properties fo:color="#007020" fo:font-size="9.5pt" fo:font-weight="bold" style:font-size-asian="9.5pt" style:font-weight-asian="bold" style:font-size-complex="9.5pt"/>
    </style:style>
    <style:style style:name="T23" style:family="text">
      <style:text-properties fo:color="#007020" fo:font-size="9.5pt" style:font-size-asian="9.5pt" style:font-size-complex="9.5pt"/>
    </style:style>
    <style:style style:name="T24" style:family="text">
      <style:text-properties fo:color="#408090" fo:font-size="9.5pt" style:font-size-asian="9.5pt" style:font-size-complex="9.5pt"/>
    </style:style>
    <style:style style:name="T25" style:family="text">
      <style:text-properties fo:color="#333333" fo:font-weight="bold" style:font-weight-asian="bold" fo:background-color="#ffffff"/>
    </style:style>
    <style:style style:name="T26" style:family="text">
      <style:text-properties fo:color="#333333" fo:background-color="#ffffff"/>
    </style:style>
    <style:style style:name="T27" style:family="text">
      <style:text-properties fo:font-size="10pt" style:font-size-asian="10pt" style:font-size-complex="10pt"/>
    </style:style>
    <style:style style:name="T28" style:family="text">
      <style:text-properties fo:font-size="10pt" style:font-size-asian="10pt" style:font-size-complex="10pt" fo:background-color="#ffff00"/>
    </style:style>
    <style:style style:name="T29" style:family="text">
      <style:text-properties fo:font-size="10pt" fo:font-style="italic" style:font-size-asian="10pt" style:font-style-asian="italic" style:font-size-complex="10pt"/>
    </style:style>
    <style:style style:name="T3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office:annotation office:name="__Annotation__3_2103960506"><dc:creator>Julia Koschinsky</dc:creator><dc:date>2017-03-13T12:16:56</dc:date><text:p><text:span text:style-name="T30">Clayton will add</text:span></text:p></office:annotation></text:span><text:span text:style-name="T1">Prerequisites</text:span><office:annotation-end office:name="__Annotation__3_2103960506"/></text:p>
      <text:p text:style-name="P2"/>
      <text:p text:style-name="P1"><text:span text:style-name="T3">Link to Jonathan’s notes (“database-connections.ipynb”) about loading pgadmin</text:span></text:p>
      <text:p text:style-name="P4"/>
      <text:p text:style-name="P1"><text:span text:style-name="T5">Students only have write access to their team's schema, and this could be a good opportunity to bring in working together, e.g.:</text:span></text:p>
      <text:p text:style-name="P1"><text:span text:style-name="T5"><text:s/></text:span></text:p>
      <text:list xml:id="list7888829262169026055" text:style-name="WWNum1">
        <text:list-item>
          <text:p text:style-name="P12"><text:span text:style-name="T5">make the table and alter owner to group, </text:span></text:p>
        </text:list-item>
        <text:list-item>
          <text:p text:style-name="P12"><text:span text:style-name="T5">add index and vacuum, </text:span></text:p>
        </text:list-item>
        <text:list-item>
          <text:p text:style-name="P12"><text:span text:style-name="T5">do spatial query</text:span></text:p>
        </text:list-item>
      </text:list>
      <text:p text:style-name="P2"/>
      <text:p text:style-name="P1"><text:span text:style-name="T1">Spatial Queries in PostGIS</text:span></text:p>
      <text:p text:style-name="P3"/>
      <text:p text:style-name="P1"><text:span text:style-name="T9">1. Introduction</text:span></text:p>
      <text:p text:style-name="P1"><text:span text:style-name="T4"><text:s/></text:span></text:p>
      <text:p text:style-name="P1"><text:span text:style-name="T4">PostGIS is a free and open source library that adds spatial database functionality to PostgreSQL. It stores spatial data characteristics such as whether data are points (addresses or lat-lon), polygons (areas) or lines (streets). Further, with PostGIS you can query, index, and manipulate spatial data using SQL.</text:span></text:p>
      <text:p text:style-name="P1"><text:span text:style-name="T4"><text:s/></text:span></text:p>
      <text:p text:style-name="P1"><text:span text:style-name="T4">Spatial queries are queries involving the spatial dimension of data, which includes location, area, distance and interaction (Anselin 1990). Although they can be univariate (Where is this address?) they often involve relationships between different locations or geometric features. One of the things that differentiates spatial relationships is that what is closer tends to be more related than what is further away (Tobler 1979). There are many ways to operationalize proximity (Church and Murray 2009): One involves distance. Examples include straight-line distance, street-line distance, nearest neighbors or travel time by foot or transit. Alternative operationalizations focus on topological relationships such as adjacency (e.g. shared boundary), contiguity (travel through connected parts), intersection (two geometries meet or overlap) or connectivity (e.g. movement between two locations, often on network). Further, proximity can also be measured in terms of topological transformations such as buffers that transform a point using a distance threshold.</text:span></text:p>
      <text:p text:style-name="P3"/>
      <text:p text:style-name="P1"><text:span text:style-name="T4">In other words, with spatial queries you can ask about relationships between geometries stored in your spatial database. Examples of such questions can be about access to jobs: </text:span><text:span text:style-name="T4"><office:annotation office:name="__Annotation__25_2103960506"><dc:creator>Julia Koschinsky</dc:creator><dc:date>2017-03-13T04:51:41</dc:date><text:p><text:span text:style-name="T30">will update these once we know whether the welfare data are at point level or not</text:span></text:p></office:annotation></text:span><text:span text:style-name="T4">“How many employers are within half a mile of a location?” or “Who are the five employers closest to this location?” or </text:span><office:annotation-end office:name="__Annotation__25_2103960506"/><text:span text:style-name="T4">summarize characteristics of neighboring locations like “What is the average wage within half a mile of a location? </text:span></text:p>
      <text:p text:style-name="P3"/>
      <text:p text:style-name="P1"><text:soft-page-break/><text:span text:style-name="T4">You can answer these questions using different kinds of spatial queries, depending on whether your data are stored as addresses, areas or lines. Different combinations are possible, e.g. querying points in relationship to other points, points related to areas, areas related to areas, lines to areas, etc. Questions to illustrate this include: “How many welfare recipients live within a mile of human services?” (point-to-point with buffer) or “How many low-wage earners live within a mile of each employer?” (point to center of area with buffer) or “For each block, what are the average wages in neighboring blocks?” (area to area).</text:span></text:p>
      <text:p text:style-name="P3"/>
      <text:p text:style-name="P1"><text:span text:style-name="T4">Common spatial query functions that operationalize proximity in postGIS include (geometries can be points, lines or areas):</text:span></text:p>
      <text:p text:style-name="P3"/>
      <text:p text:style-name="P1"><text:a xlink:type="simple" xlink:href="http://postgis.net/docs/manual-2.1/ST_Distance.html" text:style-name="Internet_20_link" text:visited-style-name="Visited_20_Internet_20_Link"><text:span text:style-name="T11">ST_Distance</text:span></text:a><text:span text:style-name="T14">: Distance - </text:span><text:span text:style-name="T4">distance between two geometries (e.g. two points)</text:span></text:p>
      <text:p text:style-name="P1"><text:a xlink:type="simple" xlink:href="http://postgis.net/docs/manual-2.1/ST_Within.html" text:style-name="Internet_20_link" text:visited-style-name="Visited_20_Internet_20_Link"><text:span text:style-name="T11">ST_Within</text:span></text:a><text:span text:style-name="T4">: </text:span><text:span text:style-name="T14">Intersection (Overlap)</text:span><text:span text:style-name="T4"> - one geometry is completely inside another (e.g. points in area)</text:span></text:p>
      <text:p text:style-name="P1"><text:a xlink:type="simple" xlink:href="http://postgis.net/docs/manual-2.1/ST_Intersects.html" text:style-name="Internet_20_link" text:visited-style-name="Visited_20_Internet_20_Link"><text:span text:style-name="T11">ST_Intersects</text:span></text:a><text:span text:style-name="T14">: Intersection (Meet) - </text:span><text:span text:style-name="T4">one geometry shares a portion with another (e.g. parts of line in area)</text:span></text:p>
      <text:p text:style-name="P1"><text:a xlink:type="simple" xlink:href="http://postgis.net/docs/manual-2.1/ST_Touches.html" text:style-name="Internet_20_link" text:visited-style-name="Visited_20_Internet_20_Link"><text:span text:style-name="T11">ST_Touches</text:span></text:a><text:span text:style-name="T14">: Adjacency - </text:span><text:span text:style-name="T4">geometries share common points but not interior (e.g. neighboring blocks)</text:span></text:p>
      <text:p text:style-name="P1"><text:a xlink:type="simple" xlink:href="http://postgis.net/docs/manual-2.1/ST_DWithin.html" text:style-name="Internet_20_link" text:visited-style-name="Visited_20_Internet_20_Link"><text:span text:style-name="T11">ST_DWithin</text:span></text:a><text:span text:style-name="T4">: </text:span><text:span text:style-name="T14">Buffer</text:span><text:span text:style-name="T4"> - geometries within specified distance (e.g. points within radius)</text:span></text:p>
      <text:p text:style-name="P5"/>
      <text:p text:style-name="P1"><text:span text:style-name="T4">Spatial queries involve choices about areas: What is the shape of the micro areas you are analyzing? If you aggregate individual-level data, what is the level of aggregation? These questions are challenging since the choice of area shape and the level of aggregation often yields different results: Two currently debated examples of this are gerrymandering and the masking of the Flint lead problem when analyzed at the zip code level (Sadler 2016) (see Openshaw 1979 and the MAUP problem for more background). If you start with addresses you have a choice about boundaries and levels of aggregation. With blocks, you can examine the impact of different levels of aggregation, albeit without control over the shape of the aggregated areas. In other cases, you will have less control over either -- e.g. when all you can access for confidentiality reasons is zip code data.</text:span></text:p>
      <text:p text:style-name="P1"><text:span text:style-name="T4"><text:s/></text:span></text:p>
      <text:p text:style-name="P1"><text:span text:style-name="T4">Spatial indexing is used to speed up spatial queries for large datasets by indexing generalizations (bounding boxes) of geometric features rather than the features themselves. (You can add a spatial index with the </text:span><text:span text:style-name="T15">USING GIST</text:span><text:span text:style-name="T4"> command, which stands for generic index structure.)</text:span></text:p>
      <text:p text:style-name="P3"/>
      <text:p text:style-name="P1"><text:span text:style-name="T4">The following examples of postGIS spatial queries illustrate some of these possibilities for relating points to points, points to areas, and areas to areas.</text:span></text:p>
      <text:p text:style-name="P3"/>
      <text:p text:style-name="P1"><text:span text:style-name="T9">2. Examples of Common Spatial Queries</text:span></text:p>
      <text:p text:style-name="P1"><text:span text:style-name="T4"><text:s/></text:span></text:p>
      <text:p text:style-name="P1"><text:span text:style-name="T4">As you’ve seen in the non-spatial database module, the syntax structure of SQL has these components: </text:span></text:p>
      <text:p text:style-name="P13"><text:span text:style-name="T4"><text:s/></text:span></text:p>
      <text:p text:style-name="P14"><text:span text:style-name="T4">1.</text:span><text:span text:style-name="T8"> <text:tab/></text:span><text:span text:style-name="T4">SELECT &lt;column&gt; (required)</text:span></text:p>
      <text:p text:style-name="P14"><text:soft-page-break/><text:span text:style-name="T4">2.</text:span><text:span text:style-name="T8"> <text:tab/></text:span><text:span text:style-name="T4">FROM &lt;table&gt; (required)</text:span></text:p>
      <text:p text:style-name="P14"><text:span text:style-name="T4">3.</text:span><text:span text:style-name="T8"> <text:tab/></text:span><text:span text:style-name="T4">WHERE &lt;condition&gt; (optional)</text:span></text:p>
      <text:p text:style-name="P3"/>
      <text:p text:style-name="P1"><text:span text:style-name="T4">What is new in postGIS is the addition of spatial queries, as in the following example where </text:span><text:span text:style-name="T17">st_within</text:span><text:span text:style-name="T4"> is added to the WHERE condition to select points in an area. With this, you can, e.g., ask:</text:span></text:p>
      <text:p text:style-name="P3"/>
      <text:p text:style-name="P1"><text:span text:style-name="T18">What points are inside a given area?</text:span></text:p>
      <text:p text:style-name="P1"><text:span text:style-name="T4"><office:annotation office:name="__Annotation__101_2103960506"><dc:creator>Clayton R Hunter</dc:creator><dc:date>2017-03-13T03:17:05</dc:date><text:p><text:span text:style-name="T30">Don't know what spatial information will be available for welfare (I think Block but TBC Monday/Tuesday), both HUD and LEHD are at Block level and wage record data is based on employer location (many have address level XY, but not all)</text:span></text:p></office:annotation></text:span><text:span text:style-name="T4"><office:annotation office:name="__Annotation__99_2103960506"><dc:creator>Julia Koschinsky</dc:creator><dc:date>2017-03-13T00:28:44</dc:date><text:p><text:span text:style-name="T30">same for HUD or LEHD data, or you guys can add</text:span></text:p></office:annotation></text:span><text:span text:style-name="T4"><office:annotation office:name="__Annotation__97_2103960506"><dc:creator>Julia Koschinsky</dc:creator><dc:date>2017-03-13T03:17:05</dc:date><text:p><text:span text:style-name="T30">Last time we talked it wasn't clear if the welfare data is accessible at XY level? If not, is the wage data or any other data? If you have the table and ID column name, I can update here.</text:span></text:p></office:annotation></text:span><text:span text:style-name="T4">e.g. select all employers in block </text:span><text:span text:style-name="T4"><office:annotation office:name="__Annotation__94_2103960506"><dc:creator>Julia Koschinsky</dc:creator><dc:date>2017-03-13T04:36:08</dc:date><text:p><text:span text:style-name="T30">this could be the block with the highest # of welfare recipients</text:span></text:p></office:annotation></text:span><text:span text:style-name="T4">X</text:span><office:annotation-end office:name="__Annotation__94_2103960506"/><text:span text:style-name="T4">:</text:span><office:annotation-end office:name="__Annotation__97_2103960506"/><office:annotation-end office:name="__Annotation__99_2103960506"/><office:annotation-end office:name="__Annotation__101_2103960506"/></text:p>
      <text:p text:style-name="P1"><text:span text:style-name="T4"><text:s/></text:span></text:p>
      <text:p text:style-name="P15"><text:span text:style-name="T20">SELECT</text:span><text:span text:style-name="T21"> a.name</text:span></text:p>
      <text:p text:style-name="P15"><text:span text:style-name="T21"><text:s text:c="2"/></text:span><text:span text:style-name="T20">FROM</text:span><text:span text:style-name="T21"> employer a, welfare b</text:span></text:p>
      <text:p text:style-name="P15"><text:span text:style-name="T21"><text:tab/></text:span><text:span text:style-name="T20">WHERE</text:span><text:span text:style-name="T21"> st_within(a.geom_2163, b.geom_2163)</text:span></text:p>
      <text:p text:style-name="P15"><text:span text:style-name="T21"><text:tab/></text:span><text:span text:style-name="T20">AND</text:span><text:span text:style-name="T21"> b.block = 'X';</text:span></text:p>
      <text:p text:style-name="P15"><text:span text:style-name="T21">a.name</text:span></text:p>
      <text:p text:style-name="P1"><text:span text:style-name="T4">In other words, </text:span><text:span text:style-name="T20">SELECT</text:span><text:span text:style-name="T4"> the name column </text:span><text:span text:style-name="T20">FROM</text:span><text:span text:style-name="T4"> employer table a and area table b </text:span><text:span text:style-name="T20">WHERE</text:span><text:span text:style-name="T4"> the points are within areas, </text:span><text:span text:style-name="T20">AND</text:span><text:span text:style-name="T4"> restrict the query to block X (which, in this case is the block with the largest number of welfare recipients). Then display the list of employers (a.name).</text:span></text:p>
      <text:p text:style-name="P3"/>
      <text:p text:style-name="P1"><text:span text:style-name="T4">Especially for small areas, it often makes more sense to measure proximity in terms of distance or nearest neighbors rather than shared area. In the next example we use a spatial query to identify the 10 nearest employers from the center of a block. In this case we fix the number of neighbors (10) and let the distance between the block center and the employers vary.</text:span></text:p>
      <text:p text:style-name="P1"><text:span text:style-name="T4"><text:s text:c="2"/></text:span></text:p>
      <text:p text:style-name="P1"><text:span text:style-name="T18">Find the 10 nearest neighbors of a given point</text:span></text:p>
      <text:p text:style-name="P1"><text:span text:style-name="T4">e.g., find the 10 nearest employers from the center of block X</text:span></text:p>
      <text:p text:style-name="P1"><text:span text:style-name="T4"><text:s/></text:span></text:p>
      <text:p text:style-name="P1"><text:span text:style-name="T24"><text:s/></text:span></text:p>
      <text:p text:style-name="P16"><text:soft-page-break/><text:span text:style-name="T22">SELECT</text:span><text:span text:style-name="T23"> name</text:span></text:p>
      <text:p text:style-name="P16"><text:span text:style-name="T22"><text:s text:c="2"/>FROM</text:span><text:span text:style-name="T23"> employer_table</text:span></text:p>
      <text:p text:style-name="P16"><text:span text:style-name="T22"><text:s text:c="3"/>ORDER</text:span><text:span text:style-name="T23"> </text:span><text:span text:style-name="T22">BY</text:span><text:span text:style-name="T23"> geom_2163 &lt;-&gt; 'SRID=2163;POINT(X Y)'::geometry</text:span></text:p>
      <text:p text:style-name="P16"><text:span text:style-name="T22"><text:s text:c="3"/>LIMIT</text:span><text:span text:style-name="T23"> 10;</text:span></text:p>
      <text:p text:style-name="P16"><text:span text:style-name="T23">name</text:span></text:p>
      <text:p text:style-name="P1"><text:span text:style-name="T4">The key here is the &lt;-&gt; operator, which is a distance operator that uses the spatial index within the constraint of the </text:span><text:span text:style-name="T22">ORDER</text:span><text:span text:style-name="T23"> </text:span><text:span text:style-name="T22">BY </text:span><text:span text:style-name="T4">clause and the number of neighbors identified in the </text:span><text:span text:style-name="T22">LIMIT </text:span><text:span text:style-name="T4">clause, which in this case is 10 but you can vary this number. The combination of this constrained search with the spatial index (based on bounding boxes of the geometries) makes this search fast. </text:span><text:span text:style-name="T23">POINT(X Y)</text:span><text:span text:style-name="T16"> defines the XY coordinates of the center of our block of interest and </text:span><text:span text:style-name="T23">2163</text:span><text:span text:style-name="T16"> is the Spatial Reference ID of the coordinate system used, in this case the </text:span><text:a xlink:type="simple" xlink:href="http://spatialreference.org/ref/epsg/us-national-atlas-equal-area/" text:style-name="Internet_20_link" text:visited-style-name="Visited_20_Internet_20_Link"><text:span text:style-name="T12">US National Atlas projection</text:span></text:a><text:span text:style-name="T16">. See the appendix for more information about projections.</text:span></text:p>
      <text:p text:style-name="P3"/>
      <text:p text:style-name="P1"><text:span text:style-name="T4">If you want to instead use a common distance from the center of a block and let the number of employers vary within this distance, you can instead use a spatial query based on a distance threshold as in the following example:</text:span></text:p>
      <text:p text:style-name="P3"/>
      <text:p text:style-name="P1"><text:span text:style-name="T19">Find all points within 1,000 meters (3,281 ft) of a given point</text:span></text:p>
      <text:p text:style-name="P1"><text:span text:style-name="T6">e.g. find the employers within 1,000 meters </text:span><text:span text:style-name="T4">of the center of block X</text:span></text:p>
      <text:p text:style-name="P1"><text:span text:style-name="T4"><text:s/></text:span></text:p>
      <text:p text:style-name="P16"><text:span text:style-name="T22">SELECT</text:span><text:span text:style-name="T23"> name</text:span></text:p>
      <text:p text:style-name="P16"><text:span text:style-name="T22"><text:s text:c="2"/>FROM</text:span><text:span text:style-name="T23"> employer_table</text:span></text:p>
      <text:p text:style-name="P16"><text:span text:style-name="T22"><text:tab/>WHERE</text:span><text:span text:style-name="T23"> ST_DWithin(</text:span></text:p>
      <text:p text:style-name="P16"><text:span text:style-name="T23"><text:s text:c="4"/><text:tab/>geom_2163,</text:span></text:p>
      <text:p text:style-name="P16"><text:span text:style-name="T23"><text:s text:c="4"/><text:tab/>ST_GeomFromText('POINT(X1 Y)',2163),</text:span></text:p>
      <text:p text:style-name="P16"><text:span text:style-name="T23"><text:s text:c="4"/><text:tab/>1000</text:span></text:p>
      <text:p text:style-name="P16"><text:span text:style-name="T23"><text:s text:c="2"/><text:tab/>);</text:span></text:p>
      <text:p text:style-name="P16"><text:span text:style-name="T23"><text:s text:c="3"/>name</text:span></text:p>
      <text:p text:style-name="P6"/>
      <text:p text:style-name="P1"><text:soft-page-break/><text:span text:style-name="T16">This query is based on the </text:span><text:span text:style-name="T23">ST_DWithin </text:span><text:span text:style-name="T16">function, which selects points (employers) within 1,000 meters of the center of a block. As above, the location of this center is defined by the XY coordinates in </text:span><text:span text:style-name="T23">'POINT(X1 Y)'</text:span><text:span text:style-name="T16"> and </text:span><text:span text:style-name="T23">2163</text:span><text:span text:style-name="T16"> identifies the projection.</text:span></text:p>
      <text:p text:style-name="P6"/>
      <text:p text:style-name="P1"><text:span text:style-name="T16">The previous example identified all the points in a given radius. What if you want to sum an attribute instead? You can use the same example as above and just add the sum function to the column you select, as in this example:</text:span></text:p>
      <text:p text:style-name="P1"><text:span text:style-name="T24"><text:s/></text:span></text:p>
      <text:p text:style-name="P1"><text:span text:style-name="T19">How many of something are within 1,000 meters of a given point?</text:span></text:p>
      <text:p text:style-name="P1"><text:span text:style-name="T6">e.g. how many jobs are within 1,000 meters </text:span><text:span text:style-name="T4">of the center of block X</text:span></text:p>
      <text:p text:style-name="P1"><text:span text:style-name="T4"><text:s/></text:span></text:p>
      <text:p text:style-name="P16"><text:span text:style-name="T22">SELECT</text:span><text:span text:style-name="T23"> sum(jobs) as total_jobs</text:span></text:p>
      <text:p text:style-name="P16"><text:span text:style-name="T22"><text:s text:c="2"/>FROM</text:span><text:span text:style-name="T23"> employer_table</text:span></text:p>
      <text:p text:style-name="P16"><text:span text:style-name="T22"><text:tab/>WHERE</text:span><text:span text:style-name="T23"> ST_DWithin(</text:span></text:p>
      <text:p text:style-name="P16"><text:span text:style-name="T23"><text:s text:c="4"/><text:tab/>geom,</text:span></text:p>
      <text:p text:style-name="P16"><text:span text:style-name="T23"><text:s text:c="4"/><text:tab/>ST_GeomFromText('POINT(X1 Y)',4269),</text:span></text:p>
      <text:p text:style-name="P16"><text:span text:style-name="T23"><text:s text:c="4"/><text:tab/>1000</text:span></text:p>
      <text:p text:style-name="P16"><text:span text:style-name="T23"><text:s text:c="2"/><text:tab/>);</text:span></text:p>
      <text:p text:style-name="P16"><text:span text:style-name="T23"><text:s text:c="3"/>total_jobs</text:span></text:p>
      <text:p text:style-name="P1"><text:span text:style-name="T16">Here you are summing the number of jobs and creating a new alias for this variable with </text:span><text:span text:style-name="T23">as total_jobs</text:span><text:span text:style-name="T16">. Next we do the same thing with the average wage:</text:span></text:p>
      <text:p text:style-name="P6"/>
      <text:p text:style-name="P1"><text:span text:style-name="T19">What is the average of something within 1,000 meters of a given point?</text:span></text:p>
      <text:p text:style-name="P1"><text:span text:style-name="T6">e.g. what is the average wage within 1,000 meters </text:span><text:span text:style-name="T4">of the center of block X</text:span></text:p>
      <text:p text:style-name="P1"><text:span text:style-name="T4"><text:s/></text:span></text:p>
      <text:p text:style-name="P16"><text:span text:style-name="T22">SELECT</text:span><text:span text:style-name="T23"> avg(wage) as average_wage</text:span></text:p>
      <text:p text:style-name="P16"><text:soft-page-break/><text:span text:style-name="T22"><text:s text:c="2"/>FROM</text:span><text:span text:style-name="T23"> employer_table</text:span></text:p>
      <text:p text:style-name="P16"><text:span text:style-name="T22"><text:tab/>WHERE</text:span><text:span text:style-name="T23"> ST_DWithin(</text:span></text:p>
      <text:p text:style-name="P16"><text:span text:style-name="T23"><text:s text:c="4"/><text:tab/>geom,</text:span></text:p>
      <text:p text:style-name="P16"><text:span text:style-name="T23"><text:s text:c="4"/><text:tab/>ST_GeomFromText('POINT(X1 Y)',4269),</text:span></text:p>
      <text:p text:style-name="P16"><text:span text:style-name="T23"><text:s text:c="4"/><text:tab/>1000</text:span></text:p>
      <text:p text:style-name="P16"><text:span text:style-name="T23"><text:s text:c="2"/><text:tab/>);</text:span></text:p>
      <text:p text:style-name="P16"><text:span text:style-name="T23"><text:s text:c="3"/>average_wage</text:span></text:p>
      <text:p text:style-name="P1"><text:span text:style-name="T16">So far, we have selected points within areas, nearest points, points within distance thresholds, and summed or averaged point attributes within distance thresholds. Next we identify neighbors in area data by asking:</text:span></text:p>
      <text:p text:style-name="P1"><text:span text:style-name="T18"><text:s/></text:span></text:p>
      <text:p text:style-name="P1"><text:span text:style-name="T25">What are the adjacent areas of a given area?</text:span></text:p>
      <text:p text:style-name="P18"><text:span text:style-name="T26">e.g. select blocks sharing a border with block X:</text:span></text:p>
      <text:p text:style-name="P1"><text:span text:style-name="T24"><text:s/></text:span></text:p>
      <text:p text:style-name="P15"><text:span text:style-name="T22">SELECT</text:span><text:span text:style-name="T23"> b.fips</text:span></text:p>
      <text:p text:style-name="P15"><text:span text:style-name="T23"><text:s text:c="2"/></text:span><text:span text:style-name="T22">FROM</text:span><text:span text:style-name="T23"> blocks a, blocks b</text:span></text:p>
      <text:p text:style-name="P15"><text:span text:style-name="T23"><text:tab/></text:span><text:span text:style-name="T22">WHERE</text:span><text:span text:style-name="T23"> st_touches(a.geom_2163, b.geom_2163)</text:span></text:p>
      <text:p text:style-name="P15"><text:span text:style-name="T23"><text:tab/></text:span><text:span text:style-name="T22">AND</text:span><text:span text:style-name="T23"> a.fips = 'X';</text:span></text:p>
      <text:p text:style-name="P15"><text:span text:style-name="T23">b.fips</text:span></text:p>
      <text:p text:style-name="P7"/>
      <text:p text:style-name="P1"><text:span text:style-name="T16">Here you use </text:span><text:span text:style-name="T23">st_touches</text:span><text:span text:style-name="T16"> to identify the areas that are adjacent to (touch) the selected block X.</text:span></text:p>
      <text:p text:style-name="P1"><text:span text:style-name="T24"><text:s/></text:span></text:p>
      <text:p text:style-name="P1"><text:span text:style-name="T18">Spatial Queries and Spatial Joins</text:span></text:p>
      <text:p text:style-name="P1"><text:soft-page-break/><text:span text:style-name="T4"><text:s/></text:span></text:p>
      <text:p text:style-name="P1"><text:span text:style-name="T4">Spatial joins allow you to combine different datasets based on a spatial relationship instead of a common key. This is useful for relating different geometric types, such as points and areas, or different geometric shapes of the same type, such as blocks and zip codes.</text:span></text:p>
      <text:p text:style-name="P3"/>
      <text:p text:style-name="P1"><text:span text:style-name="T4">Note that the discussion above about how different area shapes and levels of aggregation impact results is relevant here (see Openshaw and Sadler in the references).</text:span></text:p>
      <text:p text:style-name="P3"/>
      <text:p text:style-name="P1"><text:span text:style-name="T4">So far, we have restricted the spatial query to a given point. However, often you want to run spatial queries for all of your data at once. In the following example, we have data on welfare recipients, low-wage earners, and housing assistance at the block level and data on employers at the address/point level. If we want to aggregate the employer point data to the block level to have one common unit of analysis, we can do so with a so-called spatial join operation in postGIS. In this example, we count points within areas but you can also use all the regular SQL aggregate functions instead (such as sum, average, and more complex mathematical operations). Or you could apply the spatial queries from the previous section to the whole dataset.</text:span></text:p>
      <text:p text:style-name="P1"><text:span text:style-name="T4"><text:s/></text:span></text:p>
      <text:p text:style-name="P1"><text:span text:style-name="T4">In this example we ask:</text:span></text:p>
      <text:p text:style-name="P1"/>
      <text:p text:style-name="P1"><text:span text:style-name="T18">How many points are in each area?</text:span></text:p>
      <text:p text:style-name="P1"><text:span text:style-name="T4">e.g., how many employers are in each block?</text:span></text:p>
      <text:p text:style-name="P1"><text:span text:style-name="T4"><text:s/></text:span></text:p>
      <text:p text:style-name="P1"><text:span text:style-name="T4">Table 1: # of welfare recipients per block (fips)</text:span></text:p>
      <text:p text:style-name="P1"><text:span text:style-name="T4">Table 2: addresses of employers</text:span></text:p>
      <text:p text:style-name="P1"><text:s/></text:p>
      <text:p text:style-name="P17"><text:span text:style-name="T20">SELECT</text:span><text:span text:style-name="T21"> table_1.geom_2163, table_1.fips,</text:span></text:p>
      <text:p text:style-name="P17"><text:span text:style-name="T20">COUNT</text:span><text:span text:style-name="T21">(</text:span><text:span text:style-name="T20">*</text:span><text:span text:style-name="T21">) </text:span><text:span text:style-name="T20">as</text:span><text:span text:style-name="T21"> </text:span><text:span text:style-name="T20">count</text:span></text:p>
      <text:p text:style-name="P17"><text:span text:style-name="T20">FROM</text:span><text:span text:style-name="T21"> table_1, table_2</text:span></text:p>
      <text:p text:style-name="P17"><text:span text:style-name="T20">WHERE</text:span><text:span text:style-name="T21"> ST_Intersects(table_1.geom_2163, table_2.geom_2163)</text:span></text:p>
      <text:p text:style-name="P17"><text:span text:style-name="T20">GROUP</text:span><text:span text:style-name="T21"> </text:span><text:span text:style-name="T20">BY</text:span><text:span text:style-name="T21"> table_1.geom_2163, table_1.fips</text:span></text:p>
      <text:p text:style-name="P1"><text:span text:style-name="T27"><text:s/></text:span></text:p>
      <text:p text:style-name="P1"><text:soft-page-break/><text:span text:style-name="T18">Save Selection as New Variable</text:span></text:p>
      <text:p text:style-name="P1"><text:span text:style-name="T18"><text:s/></text:span></text:p>
      <text:p text:style-name="P17"><text:span text:style-name="T20">UPDATE</text:span><text:span text:style-name="T21"> table_1 </text:span><text:span text:style-name="T20">as</text:span><text:span text:style-name="T21"> t1</text:span></text:p>
      <text:p text:style-name="P17"><text:span text:style-name="T20">SET</text:span><text:span text:style-name="T21"> total </text:span><text:span text:style-name="T20">=</text:span><text:span text:style-name="T21"> <text:s/>(</text:span></text:p>
      <text:p text:style-name="P17"><text:span text:style-name="T21"><text:s/></text:span><text:span text:style-name="T20">SELECT</text:span><text:span text:style-name="T21"> </text:span><text:span text:style-name="T20">COUNT</text:span><text:span text:style-name="T21">(</text:span><text:span text:style-name="T20">*</text:span><text:span text:style-name="T21">)</text:span></text:p>
      <text:p text:style-name="P17"><text:span text:style-name="T21"><text:s/></text:span><text:span text:style-name="T20">FROM</text:span><text:span text:style-name="T21"> table_2</text:span></text:p>
      <text:p text:style-name="P17"><text:span text:style-name="T21"><text:s/></text:span><text:span text:style-name="T20">WHERE</text:span><text:span text:style-name="T21"> ST_Intersects(geom_2163, t1.geom_2163)</text:span></text:p>
      <text:p text:style-name="P17"><text:span text:style-name="T21">)</text:span></text:p>
      <text:p text:style-name="P9"/>
      <text:p text:style-name="P1"><text:span text:style-name="T27">You can do the same thing with </text:span><text:span text:style-name="T20">SUM </text:span><text:span text:style-name="T27">instead of count (or any other operation), as illustrated in this example:</text:span></text:p>
      <text:p text:style-name="P9"/>
      <text:p text:style-name="P1"><text:span text:style-name="T18">How many point attributes are in each area?</text:span></text:p>
      <text:p text:style-name="P1"><text:span text:style-name="T4">e.g., how many jobs are in each block?</text:span></text:p>
      <text:p text:style-name="P1"><text:span text:style-name="T4"><text:s/></text:span></text:p>
      <text:p text:style-name="P1"><text:span text:style-name="T4">table_1: # of welfare recipients per block (areas), columns: geom_2163, fips</text:span></text:p>
      <text:p text:style-name="P1"><text:span text:style-name="T4">table_2: employers with jobs as attribute (points), columns: jobs</text:span></text:p>
      <text:p text:style-name="P1"><text:s/></text:p>
      <text:p text:style-name="P17"><text:span text:style-name="T20">SELECT</text:span><text:span text:style-name="T21"> table_1.geom_2163, table_1.fips, </text:span></text:p>
      <text:p text:style-name="P17"><text:span text:style-name="T20">SUM</text:span><text:span text:style-name="T21">(table_2.jobs) as total_jobs</text:span></text:p>
      <text:p text:style-name="P17"><text:span text:style-name="T20">FROM</text:span><text:span text:style-name="T21"> table_1, table_2</text:span></text:p>
      <text:p text:style-name="P17"><text:span text:style-name="T20">WHERE</text:span><text:span text:style-name="T21"> ST_Intersects(table_1.geom_2163, table_2.geom_2163)</text:span></text:p>
      <text:p text:style-name="P17"><text:soft-page-break/><text:span text:style-name="T20">GROUP</text:span><text:span text:style-name="T21"> </text:span><text:span text:style-name="T20">BY</text:span><text:span text:style-name="T21"> table_1.geom_2163, table_1.fips</text:span></text:p>
      <text:p text:style-name="P1"><text:span text:style-name="T27"><text:s/></text:span></text:p>
      <text:p text:style-name="P1"><text:span text:style-name="T18">Save Selection as New Variable</text:span></text:p>
      <text:p text:style-name="P1"><text:span text:style-name="T18"><text:s/></text:span></text:p>
      <text:p text:style-name="P17"><text:span text:style-name="T20">UPDATE</text:span><text:span text:style-name="T21"> table_1 </text:span><text:span text:style-name="T20">as</text:span><text:span text:style-name="T21"> t1</text:span></text:p>
      <text:p text:style-name="P17"><text:span text:style-name="T20">SET</text:span><text:span text:style-name="T21"> total </text:span><text:span text:style-name="T20">=</text:span><text:span text:style-name="T21"> <text:s/>(</text:span></text:p>
      <text:p text:style-name="P17"><text:span text:style-name="T21"><text:s/></text:span><text:span text:style-name="T20">SELECT</text:span><text:span text:style-name="T21"> </text:span><text:span text:style-name="T20">SUM</text:span><text:span text:style-name="T21">(table_2.jobs)</text:span></text:p>
      <text:p text:style-name="P17"><text:span text:style-name="T21"><text:s/></text:span><text:span text:style-name="T20">FROM</text:span><text:span text:style-name="T21"> table_2</text:span></text:p>
      <text:p text:style-name="P17"><text:span text:style-name="T21"><text:s/></text:span><text:span text:style-name="T20">WHERE</text:span><text:span text:style-name="T21"> ST_Intersects(geom_2163, t1.geom_2163)</text:span></text:p>
      <text:p text:style-name="P17"><text:span text:style-name="T21">)</text:span></text:p>
      <text:p text:style-name="P1"><text:span text:style-name="T27">In this case we are summing the number of jobs associated with all the employers in a block by blocks and then adding this new variable to the table. Now you aggregated two new spatial variables from the point to the block level: the number of employers (count of points in area) and jobs (sum of point attributes in area).</text:span></text:p>
      <text:p text:style-name="P8"/>
      <text:p text:style-name="P1"><text:span text:style-name="T28"><text:s/></text:span><text:span text:style-name="T28"><office:annotation office:name="__Annotation__380_2103960506"><dc:creator>Clayton R Hunter</dc:creator><dc:date>2017-03-13T03:01:38</dc:date><text:p><text:span text:style-name="T30">can easily add in a map of the new column.</text:span></text:p></office:annotation></text:span><text:span text:style-name="T28"><office:annotation office:name="__Annotation__378_2103960506"><dc:creator>Julia Koschinsky</dc:creator><dc:date>2017-03-13T00:39:22</dc:date><text:p><text:span text:style-name="T30">should we do the same thing with the other results or too complicated?</text:span></text:p></office:annotation></text:span><text:span text:style-name="T28"><office:annotation office:name="__Annotation__376_2103960506"><dc:creator>Julia Koschinsky</dc:creator><dc:date>2017-03-13T03:01:38</dc:date><text:p><text:span text:style-name="T30">I think this would be a good place to pull in your spatial notebook and display count results on a map?</text:span></text:p></office:annotation></text:span><text:span text:style-name="T28">Map this</text:span><office:annotation-end office:name="__Annotation__376_2103960506"/><office:annotation-end office:name="__Annotation__378_2103960506"/><office:annotation-end office:name="__Annotation__380_2103960506"/><text:span text:style-name="T28"> with Clayton’s spatial notebook: employer points and welfare or low-wage counts</text:span></text:p>
      <text:p text:style-name="P1"><text:span text:style-name="T4"><text:s/></text:span></text:p>
      <text:p text:style-name="P3"/>
      <text:p text:style-name="P3"/>
      <text:p text:style-name="P1"><text:span text:style-name="T1">3. References and Resources</text:span></text:p>
      <text:p text:style-name="P1"><text:span text:style-name="T4"><text:s/></text:span></text:p>
      <text:p text:style-name="P1"><text:span text:style-name="T27">Anselin, L. (1990). “What is Special About Spatial Data? Alternative Perspectives on Spatial Data Analysis.” In D.A. Griffith (ed.), Spatial Statistics: Past, Present and Future, Institute for Mathematical Geography Monograph Series, Ann Arbor, MI:IMaGe, pp. 63–77.</text:span></text:p>
      <text:p text:style-name="P8"/>
      <text:p text:style-name="P1"><text:span text:style-name="T27">Boundless. Introduction to PostGIS. http://workshops.boundlessgeo.com/postgis-intro/</text:span></text:p>
      <text:p text:style-name="P8"><text:soft-page-break/></text:p>
      <text:p text:style-name="P1"><text:span text:style-name="T27">Church, Richard L., and Alan T. Murray. (2009). </text:span><text:span text:style-name="T29">Business Site Selection, Location Analysis and GIS. </text:span><text:span text:style-name="T27">Hoboken, NJ: Wiley.</text:span></text:p>
      <text:p text:style-name="P8"/>
      <text:p text:style-name="P1"><text:span text:style-name="T27">Obe, Regina O., and Leo S. Hsu. (2015). </text:span><text:span text:style-name="T29">PostGIS in Action</text:span><text:span text:style-name="T27">. Manning Publications Co.</text:span></text:p>
      <text:p text:style-name="P8"/>
      <text:p text:style-name="P1"><text:span text:style-name="T27">Openshaw, S., and Taylor, P . J. (1979). A Million or So Correlation Coefficients: Three Experiments on the Modifiable Areal Unit Problem, in Wrigley, N. (ed.), Statistical Methods in the Spatial Sciences (London: Pion), pp. 127–144.</text:span></text:p>
      <text:p text:style-name="P8"/>
      <text:p text:style-name="P1"><text:span text:style-name="T27">Sadler Assistant Professor, Michigan State University, Richard Casey. "How ZIP Codes Nearly Masked the Lead Problem in Flint." The Conversation. The Conversation, 08 Feb. 2017. Web. 12 Mar. 2017. &lt;</text:span><text:a xlink:type="simple" xlink:href="http://theconversation.com/how-zip-codes-nearly-masked-the-lead-problem-in-flint-65626" text:style-name="Internet_20_link" text:visited-style-name="Visited_20_Internet_20_Link"><text:span text:style-name="T13">http://theconversation.com/how-zip-codes-nearly-masked-the-lead-problem-in-flint-65626</text:span></text:a><text:span text:style-name="T27">&gt;.</text:span></text:p>
      <text:p text:style-name="P8"/>
      <text:p text:style-name="P1"><text:span text:style-name="T27">Tobler, W. R. "Cellular Geography." Philosophy in Geography. Springer Netherlands, 1979. 379-386.</text:span></text:p>
      <text:p text:style-name="P8"/>
      <text:p text:style-name="P8"/>
      <text:p text:style-name="P8"/>
      <text:p text:style-name="P1"><text:span text:style-name="T1">4. Appendix</text:span></text:p>
      <text:p text:style-name="P8"/>
      <text:p text:style-name="P1"><text:span text:style-name="T18">Geocoding</text:span></text:p>
      <text:p text:style-name="P8"/>
      <text:p text:style-name="P1"><text:span text:style-name="T27">There are several things you need to take care of under the hood before you can run spatial queries. Two important issues are geocoding and projections. Geocoding matches an address to a point on a map. This matching requires a reference map that a given address or address component can be compared to using an address locator. The quality of the input address data, reference map (also referred to as Master Address File) and address locator influence the precision of the match, indicated by a score. Popular and accurate address geocoding APIs are Google Maps’ (</text:span><text:a xlink:type="simple" xlink:href="https://developers.google.com/maps/documentation/geocoding/start" text:style-name="Internet_20_link" text:visited-style-name="Visited_20_Internet_20_Link"><text:span text:style-name="T13">https://developers.google.com/maps/documentation/geocoding/start</text:span></text:a><text:span text:style-name="T27">) but this service limits the number of records you can geocode per gmail account. It is also an online service, which does not work for restricted data that has to be stores offline. A popular offline geocoding solution that integrates with postgreSQL/postGIS is MapZen’s Pelias service: </text:span><text:a xlink:type="simple" xlink:href="https://mapzen.com/blog/pelias-setup-tutorial/" text:style-name="Internet_20_link" text:visited-style-name="Visited_20_Internet_20_Link"><text:span text:style-name="T13">https://mapzen.com/blog/pelias-setup-tutorial/</text:span></text:a><text:span text:style-name="T27">. For more information about geocoding, see Geocoding in PostGIS (http://postgis.net/docs/Extras.html) and </text:span><text:a xlink:type="simple" xlink:href="http://www.directionsmag.com/entry/three-standard-geocoding-methods/123627" text:style-name="Internet_20_link" text:visited-style-name="Visited_20_Internet_20_Link"><text:span text:style-name="T13">http://www.directionsmag.com/entry/three-standard-geocoding-methods/123627</text:span></text:a><text:span text:style-name="T27">. </text:span></text:p>
      <text:p text:style-name="P8"/>
      <text:p text:style-name="P1"><text:span text:style-name="T18">Projections</text:span></text:p>
      <text:p text:style-name="P8"/>
      <text:p text:style-name="P1"><text:soft-page-break/><text:span text:style-name="T27">The geocoded point on a map has an X and Y coordinate. The unit of these coordinates is in degrees. These degrees need to be projected to obtain commonly used metrics such as feet or meters that are needed for spatial queries involving distances. Projections convert a spherical to a flat surface. There are lots of projection choices to do this that involve different trade-offs in accuracy between distance, direction, form, and area. If you are combining multiple spatial datasets (such as points and areas), they need to share the same projection to overlay correctly on the same map. For more information about projections, see </text:span><text:a xlink:type="simple" xlink:href="http://www.axismaps.com/guide/projections/" text:style-name="Internet_20_link" text:visited-style-name="Visited_20_Internet_20_Link"><text:span text:style-name="T13">http://www.axismaps.com/guide/projections/</text:span></text:a><text:span text:style-name="T27"> and https://www.oreilly.com/ideas/understanding-projections-with-spatial-and-geo-data. </text:span></text:p>
      <text:p text:style-name="P8"/>
      <text:p text:style-name="P1"><text:span text:style-name="T28">[Add projection info from Clayton’s spatial notebook]</text:span></text:p>
      <text:p text:style-name="P1"><text:span text:style-name="T27"><text:s/></text:span></text:p>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173" meta:word-count="2298" meta:character-count="14943" meta:non-whitespace-character-count="12653"/>
    <meta:generator>LibreOfficeDev/5.1.0.3$Linux_X86_64 LibreOffice_project/</meta:generator>
  </office:meta>
</office:document-meta>
</file>